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>
        <style:tab-stops>
          <style:tab-stop style:position="0.2035in"/>
          <style:tab-stop style:position="0.9244in"/>
          <style:tab-stop style:position="1.9071in"/>
          <style:tab-stop style:position="2.8382in"/>
          <style:tab-stop style:position="3.9028in"/>
          <style:tab-stop style:position="5.3291in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0.2035in"/>
          <style:tab-stop style:position="0.9244in"/>
          <style:tab-stop style:position="1.9071in"/>
          <style:tab-stop style:position="2.8382in"/>
          <style:tab-stop style:position="4.2646in"/>
          <style:tab-stop style:position="5.3291in"/>
        </style:tab-stops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tral Classification – For Real!</text:p>
      <text:p text:style-name="Standard"/>
      <text:p text:style-name="Standard">Work with your group at one of the lab computers. <text:s/>The login password is: astroiscool</text:p>
      <text:p text:style-name="Standard"/>
      <text:p text:style-name="Standard">Go to http://cas.sdss.org/dr6/en/tools/getimg/plate.asp</text:p>
      <text:p text:style-name="Standard"/>
      <text:p text:style-name="Standard">SDSS is the Sloan Digital Sky Survey, a photographic survey of a quarter of the sky. <text:s/>It was intended for cosmological studies and so for as many galaxies as they could see (above a limiting magnitude) they took spectra of them. <text:s/>Additionally, in each plate, they also took spectra of a few stars. <text:s/>We will be classifying these stellar spectra using everything we just learned!</text:p>
      <text:p text:style-name="Standard"/>
      <text:p text:style-name="Standard">Each plate is a different image of the sky that they took spectra for. <text:s/>Pick a plate at random, and at the bottom you will find the spectra for the stars. <text:s/>Find three stars with different colors, and record the following information</text:p>
      <text:p text:style-name="Standard"/>
      <text:p text:style-name="P2"><text:tab/>Color<text:tab/>ra<text:tab/>dec<text:tab/>ObjID<text:tab/>peak wavelength<text:tab/>Balmer line description</text:p>
      <text:p text:style-name="P3">1</text:p>
      <text:p text:style-name="P3"/>
      <text:p text:style-name="P3"/>
      <text:p text:style-name="P3"/>
      <text:p text:style-name="P3"/>
      <text:p text:style-name="P3">2</text:p>
      <text:p text:style-name="P3"/>
      <text:p text:style-name="P3"/>
      <text:p text:style-name="P3"/>
      <text:p text:style-name="P3"/>
      <text:p text:style-name="P3">3</text:p>
      <text:p text:style-name="P3"/>
      <text:p text:style-name="P3"/>
      <text:p text:style-name="P3"/>
      <text:p text:style-name="P3"/>
      <text:p text:style-name="P3"/>
      <text:p text:style-name="P3">Now calculate the temperature for each star, and assign a classification!</text:p>
      <text:p text:style-name="P3"><text:tab/>temperature<text:tab/>classification<text:tab/><text:tab/>justification</text:p>
      <text:p text:style-name="P3">1</text:p>
      <text:p text:style-name="P3"/>
      <text:p text:style-name="P3">2</text:p>
      <text:p text:style-name="P3"/>
      <text:p text:style-name="P3">3</text:p>
      <text:p text:style-name="P3"/>
      <text:p text:style-name="P3">There are so many stars out there, not all of them have been closely studied. <text:s/>To check if your stars have, you can click on 'SIMBAD search' in the blue navigation bar on the left. <text:s/>If you click on 'Navigate' (under PhotoObj) you can see the area that the star is 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Kathryn Stanonik</meta:initial-creator>
    <meta:creation-date>2008-02-11T17:25:40</meta:creation-date>
    <dc:creator>Kathryn Stanonik</dc:creator>
    <dc:date>2008-02-11T17:51:17</dc:date>
    <meta:printed-by>Kathryn Stanonik</meta:printed-by>
    <meta:print-date>2008-02-11T17:39:13</meta:print-date>
    <dc:language>en-US</dc:language>
    <meta:editing-cycles>3</meta:editing-cycles>
    <meta:editing-duration>PT25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216" meta:character-count="1231"/>
  </office:meta>
</office:document-meta>
</file>